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7.3448pt" style:use-optimal-row-height="true"/>
    </style:style>
    <style:style style:name="ACOL-0" style:family="table-column">
      <style:table-column-properties style:column-width="64.008pt" style:use-optimal-column-width="true"/>
    </style:style>
    <style:style style:name="ACE-0" style:family="table-cell" style:data-style-name="General">
      <style:table-cell-properties fo:background-color="#c0c0c0" gnm:background-colour="#c0c0c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Abyssinica SIL"/>
    </style:style>
    <style:style style:name="ACE-1" style:family="table-cell" style:data-style-name="General">
      <style:table-cell-properties fo:background-color="#fffaf0" gnm:background-colour="#fffaf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Abyssinica SIL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add8e6" gnm:background-colour="#add8e6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Abyssinica SIL"/>
    </style:style>
    <style:style style:name="ACE-4" style:family="table-cell" style:data-style-name="General">
      <style:table-cell-properties fo:background-color="#ffb6c1" gnm:background-colour="#ffb6c1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Abyssinica SIL"/>
    </style:style>
    <style:style style:name="ACE-5" style:family="table-cell" style:data-style-name="General">
      <style:table-cell-properties fo:background-color="#ffb6c1" gnm:background-colour="#ffb6c1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Abyssinica SIL"/>
    </style:style>
    <style:style style:name="ACE-6" style:family="table-cell" style:data-style-name="General">
      <style:table-cell-properties fo:background-color="#ffb6c1" gnm:background-colour="#ffb6c1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98fb98" gnm:background-colour="#98fb98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Abyssinica SIL"/>
    </style:style>
    <style:style style:name="ACE-8" style:family="table-cell" style:data-style-name="General">
      <style:table-cell-properties fo:background-color="#fffaf0" gnm:background-colour="#fffaf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Abyssinica SI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Abyssinica SIL"/>
    </style:style>
    <style:style style:name="ACOL-1" style:family="table-column">
      <style:table-column-properties style:column-width="276.1488pt" style:use-optimal-column-width="true"/>
    </style:style>
    <style:style style:name="ACOL-2" style:family="table-column">
      <style:table-column-properties style:column-width="224.70479999999998pt" style:use-optimal-column-width="true"/>
    </style:style>
    <style:style style:name="ACOL-3" style:family="table-column">
      <style:table-column-properties style:column-width="250.4376pt" style:use-optimal-column-width="true"/>
    </style:style>
    <style:style style:name="ACOL-4" style:family="table-column">
      <style:table-column-properties style:column-width="295.056pt" style:use-optimal-column-width="true"/>
    </style:style>
    <style:style style:name="ACOL-5" style:family="table-column">
      <style:table-column-properties style:column-width="238.44959999999998pt" style:use-optimal-column-width="true"/>
    </style:style>
    <style:style style:name="ACOL-6" style:family="table-column">
      <style:table-column-properties style:column-width="379.1088pt" style:use-optimal-column-width="true"/>
    </style:style>
    <style:style style:name="ACOL-7" style:family="table-column">
      <style:table-column-properties style:column-width="156.1032pt" style:use-optimal-column-width="true"/>
    </style:style>
    <style:style style:name="ACOL-8" style:family="table-column">
      <style:table-column-properties style:column-width="146.6352pt" style:use-optimal-column-width="true"/>
    </style:style>
    <style:style style:name="ACOL-9" style:family="table-column">
      <style:table-column-properties style:column-width="362.808pt" style:use-optimal-column-width="true"/>
    </style:style>
    <style:style style:name="ACOL-10" style:family="table-column"/>
    <style:style style:name="AROW-1" style:family="table-row">
      <style:table-row-properties style:row-height="29.851200000000002pt" style:use-optimal-row-height="true"/>
    </style:style>
    <style:style style:name="AROW-2" style:family="table-row">
      <style:table-row-properties style:row-height="45.83333333333333pt" style:use-optimal-row-height="true"/>
    </style:style>
    <style:style style:name="AROW-3" style:family="table-row">
      <style:table-row-properties style:row-height="43.992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2" table:style-name="ACOL-1"/>
        <table:table-column table:default-cell-style-name="ACE-2" table:style-name="ACOL-2"/>
        <table:table-column table:default-cell-style-name="ACE-6" table:style-name="ACOL-3"/>
        <table:table-column table:default-cell-style-name="ACE-2" table:style-name="ACOL-3"/>
        <table:table-column table:default-cell-style-name="ACE-2" table:style-name="ACOL-4"/>
        <table:table-column table:default-cell-style-name="ACE-2" table:style-name="ACOL-5"/>
        <table:table-column table:default-cell-style-name="ACE-8" table:style-name="ACOL-6"/>
        <table:table-column table:default-cell-style-name="ACE-11" table:style-name="ACOL-7"/>
        <table:table-column table:default-cell-style-name="ACE-11" table:style-name="ACOL-1" table:number-columns-repeated="2"/>
        <table:table-column table:default-cell-style-name="ACE-11" table:style-name="ACOL-8"/>
        <table:table-column table:default-cell-style-name="ACE-11" table:style-name="ACOL-9"/>
        <table:table-column table:style-name="ACOL-0" table:number-columns-repeated="1012"/>
        <table:table-row table:style-name="AROW-0">
          <table:table-cell table:style-name="ACE-0" office:value-type="string">
            <text:p>Keywords</text:p>
          </table:table-cell>
          <table:table-cell table:style-name="ACE-0" office:value-type="string">
            <text:p>Desc</text:p>
          </table:table-cell>
          <table:table-cell table:style-name="ACE-4"/>
          <table:table-cell table:style-name="ACE-0" office:value-type="string">
            <text:p>Expanded</text:p>
          </table:table-cell>
          <table:table-cell table:style-name="ACE-0" office:value-type="string">
            <text:p>Keywords</text:p>
          </table:table-cell>
          <table:table-cell table:style-name="ACE-0" office:value-type="string">
            <text:p>desc</text:p>
          </table:table-cell>
          <table:table-cell table:style-name="ACE-0" office:value-type="string">
            <text:p>Expanded</text:p>
          </table:table-cell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ASCENDING 1 AIR 1</text:p>
          </table:table-cell>
          <table:table-cell table:style-name="ACE-3" office:value-type="string">
            <text:p>Becoming full ??</text:p>
          </table:table-cell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ASCENDING 1 COLLECTING 1</text:p>
          </table:table-cell>
          <table:table-cell table:style-name="ACE-3"/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ASCENDING 1 EARTH 0</text:p>
          </table:table-cell>
          <table:table-cell table:style-name="ACE-3"/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ASCENDING 1 EMPTYING 0</text:p>
          </table:table-cell>
          <table:table-cell table:style-name="ACE-3" office:value-type="string">
            <text:p>work</text:p>
          </table:table-cell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ACE-10"/>
        </table:table-row>
        <table:table-row table:style-name="AROW-0">
          <table:table-cell table:style-name="ACE-1" office:value-type="string">
            <text:p>ASCENDING 1 FILLING 1</text:p>
          </table:table-cell>
          <table:table-cell table:style-name="ACE-3"/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ASCENDING 1 FIRE 1</text:p>
          </table:table-cell>
          <table:table-cell table:style-name="ACE-3"/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ASCENDING 1 RELEASING 0</text:p>
          </table:table-cell>
          <table:table-cell table:style-name="ACE-3"/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1">
          <table:table-cell table:style-name="ACE-1" office:value-type="string">
            <text:p>ASCENDING 1 WATER 0</text:p>
          </table:table-cell>
          <table:table-cell table:style-name="ACE-3" office:value-type="string">
            <text:p>Productivity ??</text:p>
          </table:table-cell>
          <table:table-cell table:style-name="ACE-5"/>
          <table:table-cell table:style-name="ACE-7" office:value-type="string">
            <text:p>the best one can do with what they have</text:p>
          </table:table-cell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CONTRIBUTES 0 CHAOS 0</text:p>
          </table:table-cell>
          <table:table-cell table:style-name="ACE-3" office:value-type="string">
            <text:p>Potential possibilites</text:p>
          </table:table-cell>
          <table:table-cell table:style-name="ACE-5"/>
          <table:table-cell table:style-name="ACE-7" office:value-type="string">
            <text:p>Return to the source ??</text:p>
          </table:table-cell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CONTRIBUTES 0 ORDERING 1</text:p>
          </table:table-cell>
          <table:table-cell table:style-name="ACE-3"/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2">
          <table:table-cell table:style-name="ACE-1" office:value-type="string">
            <text:p>DEFINES 1 CHAOS 0</text:p>
          </table:table-cell>
          <table:table-cell table:style-name="ACE-3" office:value-type="string">
            <text:p>application of laws</text:p>
          </table:table-cell>
          <table:table-cell table:style-name="ACE-5" office:value-type="string">
            <text:p>rule, regulation, principle, convention, direction, instruction, guideline, practice</text:p>
          </table:table-cell>
          <table:table-cell table:style-name="ACE-7" office:value-type="string">
            <text:p>Pure chaos has no definition</text:p>
          </table:table-cell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DEFINES 1 ORDERING 1</text:p>
          </table:table-cell>
          <table:table-cell table:style-name="ACE-3" office:value-type="string">
            <text:p>Formation of Patterns</text:p>
          </table:table-cell>
          <table:table-cell table:style-name="ACE-5"/>
          <table:table-cell table:style-name="ACE-7" office:value-type="string">
            <text:p>Patterns define order</text:p>
          </table:table-cell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DESCENDING 0 AIR 1</text:p>
          </table:table-cell>
          <table:table-cell table:style-name="ACE-3"/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DESCENDING 0 COLLECTING 1</text:p>
          </table:table-cell>
          <table:table-cell table:style-name="ACE-3"/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DESCENDING 0 EARTH 0</text:p>
          </table:table-cell>
          <table:table-cell table:style-name="ACE-3"/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DESCENDING 0 EMPTYING 0</text:p>
          </table:table-cell>
          <table:table-cell table:style-name="ACE-3" office:value-type="string">
            <text:p>Pouring out</text:p>
          </table:table-cell>
          <table:table-cell table:style-name="ACE-5"/>
          <table:table-cell table:style-name="ACE-7" office:value-type="string">
            <text:p>A flashlight empties a battery</text:p>
          </table:table-cell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DESCENDING 0 FILLING 1</text:p>
          </table:table-cell>
          <table:table-cell table:style-name="ACE-3"/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3">
          <table:table-cell table:style-name="ACE-1" office:value-type="string">
            <text:p>DESCENDING 0 FIRE 1</text:p>
          </table:table-cell>
          <table:table-cell table:style-name="ACE-3" office:value-type="string">
            <text:p>Lightening, Sun</text:p>
          </table:table-cell>
          <table:table-cell table:style-name="ACE-5"/>
          <table:table-cell table:style-name="ACE-7" office:value-type="string">
            <text:p>Fire always rises unless there is great pressure that needs to be released</text:p>
          </table:table-cell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DESCENDING 0 RELEASING 0</text:p>
          </table:table-cell>
          <table:table-cell table:style-name="ACE-3" office:value-type="string">
            <text:p>Thunder</text:p>
          </table:table-cell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1">
          <table:table-cell table:style-name="ACE-1" office:value-type="string">
            <text:p>DESCENDING 0 WATER 0</text:p>
          </table:table-cell>
          <table:table-cell table:style-name="ACE-3" office:value-type="string">
            <text:p>Rain, life nourishing</text:p>
          </table:table-cell>
          <table:table-cell table:style-name="ACE-5"/>
          <table:table-cell table:style-name="ACE-7" office:value-type="string">
            <text:p>Rain is the gist from the sky that nourishes all life.</text:p>
          </table:table-cell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INWARD FACING 0 ABSORPTION 0</text:p>
          </table:table-cell>
          <table:table-cell table:style-name="ACE-3"/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INWARD FACING 0 CONSUMPTION 0</text:p>
          </table:table-cell>
          <table:table-cell table:style-name="ACE-3" office:value-type="string">
            <text:p>Desire</text:p>
          </table:table-cell>
          <table:table-cell table:style-name="ACE-5"/>
          <table:table-cell table:style-name="ACE-7" office:value-type="string">
            <text:p>Inner need is consuming</text:p>
          </table:table-cell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INWARD FACING 0 CONTRACTION 1</text:p>
          </table:table-cell>
          <table:table-cell table:style-name="ACE-3"/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INWARD FACING 0 EXPANSION 1</text:p>
          </table:table-cell>
          <table:table-cell table:style-name="ACE-3"/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1">
          <table:table-cell table:style-name="ACE-1" office:value-type="string">
            <text:p>NEGOTIATES CHAOS 0</text:p>
          </table:table-cell>
          <table:table-cell table:style-name="ACE-3" office:value-type="string">
            <text:p>New beginning</text:p>
          </table:table-cell>
          <table:table-cell table:style-name="ACE-5"/>
          <table:table-cell table:style-name="ACE-7" office:value-type="string">
            <text:p>Nothing can come into existence until it negotiates with chaos.</text:p>
          </table:table-cell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NEGOTIATES ORDERING 1</text:p>
          </table:table-cell>
          <table:table-cell table:style-name="ACE-3" office:value-type="string">
            <text:p>Perseverance ??</text:p>
          </table:table-cell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OUTWARD FACING 1 ABSORPTION 0</text:p>
          </table:table-cell>
          <table:table-cell table:style-name="ACE-3"/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1">
          <table:table-cell table:style-name="ACE-1" office:value-type="string">
            <text:p>OUTWARD FACING 1 CONSUMPTION 0</text:p>
          </table:table-cell>
          <table:table-cell table:style-name="ACE-3" office:value-type="string">
            <text:p>Creative expression</text:p>
          </table:table-cell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OUTWARD FACING 1 CONTRACTION 1</text:p>
          </table:table-cell>
          <table:table-cell table:style-name="ACE-3"/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OUTWARD FACING 1 EXPANSION 1</text:p>
          </table:table-cell>
          <table:table-cell table:style-name="ACE-3"/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STILL AIR 1</text:p>
          </table:table-cell>
          <table:table-cell table:style-name="ACE-3" office:value-type="string">
            <text:p>Limits of Air</text:p>
          </table:table-cell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STILL COLLECTING 1</text:p>
          </table:table-cell>
          <table:table-cell table:style-name="ACE-3" office:value-type="string">
            <text:p>Limits of Collecting</text:p>
          </table:table-cell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STILL EARTH 0</text:p>
          </table:table-cell>
          <table:table-cell table:style-name="ACE-3" office:value-type="string">
            <text:p>Limits of Earth</text:p>
          </table:table-cell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STILL EMPTYING 0</text:p>
          </table:table-cell>
          <table:table-cell table:style-name="ACE-3" office:value-type="string">
            <text:p>Limit of Emptiness</text:p>
          </table:table-cell>
          <table:table-cell table:style-name="ACE-5"/>
          <table:table-cell table:style-name="ACE-7" office:value-type="string">
            <text:p>Once the emptying is finished, there is stillness before it begins to fill.</text:p>
          </table:table-cell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STILL FILLING 1</text:p>
          </table:table-cell>
          <table:table-cell table:style-name="ACE-3" office:value-type="string">
            <text:p>Limit of Fullness</text:p>
          </table:table-cell>
          <table:table-cell table:style-name="ACE-5"/>
          <table:table-cell table:style-name="ACE-7" office:value-type="string">
            <text:p>Once the filling is finished, there is stillness before it begins to empty.</text:p>
          </table:table-cell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STILL FIRE 1</text:p>
          </table:table-cell>
          <table:table-cell table:style-name="ACE-3" office:value-type="string">
            <text:p>Limit of Emptiness</text:p>
          </table:table-cell>
          <table:table-cell table:style-name="ACE-5"/>
          <table:table-cell table:style-name="ACE-7" office:value-type="string">
            <text:p>The flame is brightest before it begins to fade. Fire transforms wood to ashes, </text:p>
          </table:table-cell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STILL RELEASING 0</text:p>
          </table:table-cell>
          <table:table-cell table:style-name="ACE-3" office:value-type="string">
            <text:p>Limits of Release</text:p>
          </table:table-cell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STILL WATER 0</text:p>
          </table:table-cell>
          <table:table-cell table:style-name="ACE-3" office:value-type="string">
            <text:p>Limits of Water</text:p>
          </table:table-cell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YANG 1 AIR 1</text:p>
          </table:table-cell>
          <table:table-cell table:style-name="ACE-3" office:value-type="string">
            <text:p>Inspiration</text:p>
          </table:table-cell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YANG 1 EARTH 0</text:p>
          </table:table-cell>
          <table:table-cell table:style-name="ACE-3" office:value-type="string">
            <text:p>The awakening, spring</text:p>
          </table:table-cell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YANG 1 FIRE 1</text:p>
          </table:table-cell>
          <table:table-cell table:style-name="ACE-3" office:value-type="string">
            <text:p>Decisive Action</text:p>
          </table:table-cell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YANG 1 WATER 0</text:p>
          </table:table-cell>
          <table:table-cell table:style-name="ACE-3" office:value-type="string">
            <text:p>Decisive Intention ??</text:p>
          </table:table-cell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YIN 0 AIR 1</text:p>
          </table:table-cell>
          <table:table-cell table:style-name="ACE-3" office:value-type="string">
            <text:p>Space to grow</text:p>
          </table:table-cell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YIN 0 COLLECTING 1</text:p>
          </table:table-cell>
          <table:table-cell table:style-name="ACE-3" office:value-type="string">
            <text:p>Inner collecting</text:p>
          </table:table-cell>
          <table:table-cell table:style-name="ACE-5"/>
          <table:table-cell table:style-name="ACE-7"/>
          <table:table-cell table:style-name="ACE-2" office:value-type="string">
            <text:p>-</text:p>
          </table:table-cell>
          <table:table-cell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YIN 0 EARTH 0</text:p>
          </table:table-cell>
          <table:table-cell table:style-name="ACE-3" office:value-type="string">
            <text:p>Awaiting revival</text:p>
          </table:table-cell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>
          <table:table-cell table:style-name="ACE-1" office:value-type="string">
            <text:p>YIN 0 EMPTYING 0</text:p>
          </table:table-cell>
          <table:table-cell table:style-name="ACE-3" office:value-type="string">
            <text:p>Emptying from within</text:p>
          </table:table-cell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 table:number-rows-repeated="4">
          <table:table-cell table:style-name="ACE-1"/>
          <table:table-cell table:style-name="ACE-3"/>
          <table:table-cell table:style-name="ACE-5"/>
          <table:table-cell table:style-name="ACE-7"/>
          <table:table-cell table:number-columns-repeated="2" table:style-name="ACE-2"/>
          <table:table-cell table:style-name="ACE-8"/>
          <table:table-cell table:number-columns-repeated="5" table:style-name="ACE-11"/>
          <table:table-cell table:number-columns-repeated="1012" table:style-name="Gnumeric-default"/>
        </table:table-row>
        <table:table-row table:style-name="AROW-0" table:number-rows-repeated="1048525">
          <table:table-cell table:number-columns-repeated="1024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2" gnm:cursor-row="0">
          <gnm:selection gnm:start-col="2" gnm:start-row="0" gnm:end-col="2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8pt" style:use-optimal-column-width="true"/>
    </style:default-style>
    <style:default-style style:family="table-row">
      <style:table-row-properties style:row-height="17.3448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19T21:44:04Z</dc:date>
    <meta:creation-date>2020-05-19T11:52:32Z</meta:creation-date>
    <meta:editing-cycles>7</meta:editing-cycles>
    <meta:editing-duration>PT1H4M15S</meta:editing-duration>
    <meta:generator>gnumeric/1.12.46</meta:generator>
  </office:meta>
</office:document-meta>
</file>